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04424152660356" calcext:value-type="float">
            <text:p>0.0030442415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121537975902336" calcext:value-type="float">
            <text:p>0.012153797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272593389687453" calcext:value-type="float">
            <text:p>0.027259339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482459033712734" calcext:value-type="float">
            <text:p>0.0482459034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749537703706801" calcext:value-type="float">
            <text:p>0.0749537704</text:p>
          </table:table-cell>
          <table:table-cell office:value-type="float" office:value="-10" calcext:value-type="float">
            <text:p>-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07179676972449" calcext:value-type="float">
            <text:p>0.107179677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144678364568807" calcext:value-type="float">
            <text:p>0.1446783646</text:p>
          </table:table-cell>
          <table:table-cell office:value-type="float" office:value="-10" calcext:value-type="float">
            <text:p>-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187164445504818" calcext:value-type="float">
            <text:p>0.1871644455</text:p>
          </table:table-cell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234314575050762" calcext:value-type="float">
            <text:p>0.2343145751</text:p>
          </table:table-cell>
          <table:table-cell office:value-type="float" office:value="-10" calcext:value-type="float">
            <text:p>-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285769912250769" calcext:value-type="float">
            <text:p>0.2857699123</text:p>
          </table:table-cell>
          <table:table-cell office:value-type="float" office:value="-10" calcext:value-type="float">
            <text:p>-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341138850919163" calcext:value-type="float">
            <text:p>0.3411388509</text:p>
          </table:table-cell>
          <table:table-cell office:value-type="float" office:value="-10" calcext:value-type="float">
            <text:p>-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46190539060744" calcext:value-type="float">
            <text:p>0.4619053906</text:p>
          </table:table-cell>
          <table:table-cell office:value-type="float" office:value="-10" calcext:value-type="float">
            <text:p>-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526383885339465" calcext:value-type="float">
            <text:p>0.5263838853</text:p>
          </table:table-cell>
          <table:table-cell office:value-type="float" office:value="-10" calcext:value-type="float">
            <text:p>-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592944763917983" calcext:value-type="float">
            <text:p>0.5929447639</text:p>
          </table:table-cell>
          <table:table-cell office:value-type="float" office:value="-10" calcext:value-type="float">
            <text:p>-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661081457866456" calcext:value-type="float">
            <text:p>0.6610814579</text:p>
          </table:table-cell>
          <table:table-cell office:value-type="float" office:value="-10" calcext:value-type="float">
            <text:p>-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730275405801874" calcext:value-type="float">
            <text:p>0.7302754058</text:p>
          </table:table-cell>
          <table:table-cell office:value-type="float" office:value="-10" calcext:value-type="float">
            <text:p>-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10" calcext:value-type="float">
            <text:p>-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869724594198127" calcext:value-type="float">
            <text:p>0.8697245942</text:p>
          </table:table-cell>
          <table:table-cell office:value-type="float" office:value="-10" calcext:value-type="float">
            <text:p>-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938918542133544" calcext:value-type="float">
            <text:p>0.9389185421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00705523608202" calcext:value-type="float">
            <text:p>1.0070552361</text:p>
          </table:table-cell>
          <table:table-cell office:value-type="float" office:value="-10" calcext:value-type="float">
            <text:p>-1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.07361611466054" calcext:value-type="float">
            <text:p>1.0736161147</text:p>
          </table:table-cell>
          <table:table-cell office:value-type="float" office:value="-10" calcext:value-type="float">
            <text:p>-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.13809460939256" calcext:value-type="float">
            <text:p>1.1380946094</text:p>
          </table:table-cell>
          <table:table-cell office:value-type="float" office:value="-10" calcext:value-type="float">
            <text:p>-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10" calcext:value-type="float">
            <text:p>-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25886114908084" calcext:value-type="float">
            <text:p>1.2588611491</text:p>
          </table:table-cell>
          <table:table-cell office:value-type="float" office:value="-10" calcext:value-type="float">
            <text:p>-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.31423008774923" calcext:value-type="float">
            <text:p>1.3142300877</text:p>
          </table:table-cell>
          <table:table-cell office:value-type="float" office:value="-10" calcext:value-type="float">
            <text:p>-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.36568542494924" calcext:value-type="float">
            <text:p>1.3656854249</text:p>
          </table:table-cell>
          <table:table-cell office:value-type="float" office:value="-10" calcext:value-type="float">
            <text:p>-1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.41283555449518" calcext:value-type="float">
            <text:p>1.4128355545</text:p>
          </table:table-cell>
          <table:table-cell office:value-type="float" office:value="-10" calcext:value-type="float">
            <text:p>-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.45532163543119" calcext:value-type="float">
            <text:p>1.4553216354</text:p>
          </table:table-cell>
          <table:table-cell office:value-type="float" office:value="-10" calcext:value-type="float">
            <text:p>-1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49282032302755" calcext:value-type="float">
            <text:p>1.492820323</text:p>
          </table:table-cell>
          <table:table-cell office:value-type="float" office:value="-10" calcext:value-type="float">
            <text:p>-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52504622962932" calcext:value-type="float">
            <text:p>1.5250462296</text:p>
          </table:table-cell>
          <table:table-cell office:value-type="float" office:value="-10" calcext:value-type="float">
            <text:p>-1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55175409662873" calcext:value-type="float">
            <text:p>1.5517540966</text:p>
          </table:table-cell>
          <table:table-cell office:value-type="float" office:value="-10" calcext:value-type="float">
            <text:p>-1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.57274066103125" calcext:value-type="float">
            <text:p>1.572740661</text:p>
          </table:table-cell>
          <table:table-cell office:value-type="float" office:value="-10" calcext:value-type="float">
            <text:p>-1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.58784620240977" calcext:value-type="float">
            <text:p>1.5878462024</text:p>
          </table:table-cell>
          <table:table-cell office:value-type="float" office:value="-10" calcext:value-type="float">
            <text:p>-1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.5969557584734" calcext:value-type="float">
            <text:p>1.5969557585</text:p>
          </table:table-cell>
          <table:table-cell office:value-type="float" office:value="-10" calcext:value-type="float">
            <text:p>-1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20" calcext:value-type="float">
            <text:p>-2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.5969557584734" calcext:value-type="float">
            <text:p>1.5969557585</text:p>
          </table:table-cell>
          <table:table-cell office:value-type="float" office:value="-20" calcext:value-type="float">
            <text:p>-2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.58784620240977" calcext:value-type="float">
            <text:p>1.5878462024</text:p>
          </table:table-cell>
          <table:table-cell office:value-type="float" office:value="-20" calcext:value-type="float">
            <text:p>-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.57274066103125" calcext:value-type="float">
            <text:p>1.572740661</text:p>
          </table:table-cell>
          <table:table-cell office:value-type="float" office:value="-20" calcext:value-type="float">
            <text:p>-2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.55175409662873" calcext:value-type="float">
            <text:p>1.5517540966</text:p>
          </table:table-cell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.52504622962932" calcext:value-type="float">
            <text:p>1.5250462296</text:p>
          </table:table-cell>
          <table:table-cell office:value-type="float" office:value="-20" calcext:value-type="float">
            <text:p>-2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.49282032302755" calcext:value-type="float">
            <text:p>1.492820323</text:p>
          </table:table-cell>
          <table:table-cell office:value-type="float" office:value="-20" calcext:value-type="float">
            <text:p>-2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.45532163543119" calcext:value-type="float">
            <text:p>1.4553216354</text:p>
          </table:table-cell>
          <table:table-cell office:value-type="float" office:value="-20" calcext:value-type="float">
            <text:p>-2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.41283555449518" calcext:value-type="float">
            <text:p>1.4128355545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.36568542494924" calcext:value-type="float">
            <text:p>1.3656854249</text:p>
          </table:table-cell>
          <table:table-cell office:value-type="float" office:value="-20" calcext:value-type="float">
            <text:p>-2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.31423008774923" calcext:value-type="float">
            <text:p>1.3142300877</text:p>
          </table:table-cell>
          <table:table-cell office:value-type="float" office:value="-20" calcext:value-type="float">
            <text:p>-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.25886114908084" calcext:value-type="float">
            <text:p>1.2588611491</text:p>
          </table:table-cell>
          <table:table-cell office:value-type="float" office:value="-20" calcext:value-type="float">
            <text:p>-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20" calcext:value-type="float">
            <text:p>-2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.13809460939256" calcext:value-type="float">
            <text:p>1.1380946094</text:p>
          </table:table-cell>
          <table:table-cell office:value-type="float" office:value="-20" calcext:value-type="float">
            <text:p>-2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.07361611466054" calcext:value-type="float">
            <text:p>1.0736161147</text:p>
          </table:table-cell>
          <table:table-cell office:value-type="float" office:value="-20" calcext:value-type="float">
            <text:p>-2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.00705523608202" calcext:value-type="float">
            <text:p>1.0070552361</text:p>
          </table:table-cell>
          <table:table-cell office:value-type="float" office:value="-20" calcext:value-type="float">
            <text:p>-2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0.938918542133544" calcext:value-type="float">
            <text:p>0.9389185421</text:p>
          </table:table-cell>
          <table:table-cell office:value-type="float" office:value="-20" calcext:value-type="float">
            <text:p>-2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0.869724594198127" calcext:value-type="float">
            <text:p>0.8697245942</text:p>
          </table:table-cell>
          <table:table-cell office:value-type="float" office:value="-20" calcext:value-type="float">
            <text:p>-2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20" calcext:value-type="float">
            <text:p>-2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0.730275405801874" calcext:value-type="float">
            <text:p>0.7302754058</text:p>
          </table:table-cell>
          <table:table-cell office:value-type="float" office:value="-20" calcext:value-type="float">
            <text:p>-2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0.661081457866456" calcext:value-type="float">
            <text:p>0.6610814579</text:p>
          </table:table-cell>
          <table:table-cell office:value-type="float" office:value="-20" calcext:value-type="float">
            <text:p>-2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0.592944763917983" calcext:value-type="float">
            <text:p>0.5929447639</text:p>
          </table:table-cell>
          <table:table-cell office:value-type="float" office:value="-20" calcext:value-type="float">
            <text:p>-2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0.526383885339465" calcext:value-type="float">
            <text:p>0.5263838853</text:p>
          </table:table-cell>
          <table:table-cell office:value-type="float" office:value="-20" calcext:value-type="float">
            <text:p>-2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0.461905390607441" calcext:value-type="float">
            <text:p>0.4619053906</text:p>
          </table:table-cell>
          <table:table-cell office:value-type="float" office:value="-20" calcext:value-type="float">
            <text:p>-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20" calcext:value-type="float">
            <text:p>-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0.341138850919163" calcext:value-type="float">
            <text:p>0.3411388509</text:p>
          </table:table-cell>
          <table:table-cell office:value-type="float" office:value="-20" calcext:value-type="float">
            <text:p>-2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0.285769912250769" calcext:value-type="float">
            <text:p>0.2857699123</text:p>
          </table:table-cell>
          <table:table-cell office:value-type="float" office:value="-20" calcext:value-type="float">
            <text:p>-2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0.234314575050762" calcext:value-type="float">
            <text:p>0.2343145751</text:p>
          </table:table-cell>
          <table:table-cell office:value-type="float" office:value="-20" calcext:value-type="float">
            <text:p>-2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0.187164445504818" calcext:value-type="float">
            <text:p>0.1871644455</text:p>
          </table:table-cell>
          <table:table-cell office:value-type="float" office:value="-20" calcext:value-type="float">
            <text:p>-2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0.144678364568807" calcext:value-type="float">
            <text:p>0.1446783646</text:p>
          </table:table-cell>
          <table:table-cell office:value-type="float" office:value="-20" calcext:value-type="float">
            <text:p>-2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0.107179676972449" calcext:value-type="float">
            <text:p>0.107179677</text:p>
          </table:table-cell>
          <table:table-cell office:value-type="float" office:value="-20" calcext:value-type="float">
            <text:p>-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0.07495377037068" calcext:value-type="float">
            <text:p>0.0749537704</text:p>
          </table:table-cell>
          <table:table-cell office:value-type="float" office:value="-20" calcext:value-type="float">
            <text:p>-2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0.0482459033712733" calcext:value-type="float">
            <text:p>0.0482459034</text:p>
          </table:table-cell>
          <table:table-cell office:value-type="float" office:value="-20" calcext:value-type="float">
            <text:p>-2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0.0272593389687453" calcext:value-type="float">
            <text:p>0.027259339</text:p>
          </table:table-cell>
          <table:table-cell office:value-type="float" office:value="-20" calcext:value-type="float">
            <text:p>-2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0.0121537975902336" calcext:value-type="float">
            <text:p>0.0121537976</text:p>
          </table:table-cell>
          <table:table-cell office:value-type="float" office:value="-20" calcext:value-type="float">
            <text:p>-2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0.00304424152660356" calcext:value-type="float">
            <text:p>0.0030442415</text:p>
          </table:table-cell>
          <table:table-cell office:value-type="float" office:value="-20" calcext:value-type="float">
            <text:p>-2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360" calcext:value-type="float">
            <text:p>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00/00/00</text:date>, <text:time style:data-style-name="N2" text:time-value="16:06:26.62851638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6:06:28.755927053</meta:creation-date>
    <meta:editing-duration>P4DT12H30M28S</meta:editing-duration>
    <meta:editing-cycles>3</meta:editing-cycles>
    <meta:generator>LibreOffice/4.2.8.2$Linux_X86_64 LibreOffice_project/420m0$Build-2</meta:generator>
    <dc:date>2019-04-10T04:44:33.511191394</dc:date>
    <meta:document-statistic meta:table-count="1" meta:cell-count="219" meta:object-count="0"/>
  </office:meta>
</office:document-meta>
</file>